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left="36.00pt" fo:text-indent="0.00p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left="36.00pt" fo:text-indent="0.00p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left="36.00pt" fo:text-indent="0.00p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nit 2 - Class and Objects</text:span><text:span text:style-name="T2"/></text:p>
      <text:p text:style-name="P2"><text:span text:style-name="T3">1...Write a java program to demonstrate Constructors, Parameterized<text:s text:c="14"/>Constructors and Constructor Overloading.</text:span><text:span text:style-name="T4"/></text:p>
      <text:p text:style-name="P2"><text:span text:style-name="T5">PROGRAM</text:span><text:span text:style-name="T6"/></text:p>
      <text:p text:style-name="P2"><text:span text:style-name="T6">package boxmain00;</text:span></text:p>
      <text:p text:style-name="P2"><text:span text:style-name="T6">public class BoxMain00 {</text:span></text:p>
      <text:p text:style-name="P2"><text:span text:style-name="T6"><text:s text:c="4"/>public static void main(String[] args) {</text:span></text:p>
      <text:p text:style-name="P2"><text:span text:style-name="T6"><text:s text:c="8"/>Box b1=new Box(2,3,4);</text:span></text:p>
      <text:p text:style-name="P2"><text:span text:style-name="T6"><text:s text:c="8"/>Box b2=new Box(2,3);</text:span></text:p>
      <text:p text:style-name="P2"><text:span text:style-name="T6"><text:s text:c="8"/>Box b3=new Box();</text:span></text:p>
      <text:p text:style-name="P2"><text:span text:style-name="T6"><text:s text:c="8"/>Box b4=new Box(b1);</text:span></text:p>
      <text:p text:style-name="P2"><text:span text:style-name="T6"/></text:p>
      <text:p text:style-name="P2"><text:span text:style-name="T6"><text:s text:c="8"/>double v1,v2,v3,v4;</text:span></text:p>
      <text:p text:style-name="P2"><text:span text:style-name="T6"><text:s text:c="8"/>v1=b1.volume();</text:span></text:p>
      <text:p text:style-name="P2"><text:span text:style-name="T6"><text:s text:c="8"/>v2=b2.volume();</text:span></text:p>
      <text:p text:style-name="P2"><text:span text:style-name="T6"><text:s text:c="8"/>v3=b3.volume();</text:span></text:p>
      <text:p text:style-name="P2"><text:span text:style-name="T6"><text:s text:c="8"/>v4=b4.volume();</text:span></text:p>
      <text:p text:style-name="P2"><text:span text:style-name="T6"><text:s text:c="8"/></text:span></text:p>
      <text:p text:style-name="P2"><text:span text:style-name="T6"><text:s text:c="8"/>System.out.println("v1 "+v1);</text:span></text:p>
      <text:p text:style-name="P2"><text:span text:style-name="T6"><text:s text:c="8"/>System.out.println("v2 "+v2);</text:span></text:p>
      <text:p text:style-name="P2"><text:span text:style-name="T6"><text:s text:c="8"/>System.out.println("v3 "+v3);</text:span></text:p>
      <text:p text:style-name="P2"><text:span text:style-name="T6"><text:s text:c="8"/>System.out.println("v4 "+v4);</text:span></text:p>
      <text:p text:style-name="P2"><text:span text:style-name="T6"><text:s text:c="4"/>}</text:span></text:p>
      <text:p text:style-name="P2"><text:span text:style-name="T6">}</text:span></text:p>
      <text:p text:style-name="P2"><text:span text:style-name="T6">public class Box {</text:span></text:p>
      <text:p text:style-name="P2"><text:span text:style-name="T6"><text:s text:c="4"/>private double width,height,depth;</text:span></text:p>
      <text:p text:style-name="P2"><text:span text:style-name="T6"><text:s text:c="4"/></text:span></text:p>
      <text:p text:style-name="P2"><text:span text:style-name="T6"><text:s text:c="4"/>public Box(double w,double h,double d)</text:span></text:p>
      <text:p text:style-name="P2"><text:span text:style-name="T6"><text:s text:c="4"/>{</text:span></text:p>
      <text:p text:style-name="P2"><text:span text:style-name="T6"><text:s text:c="8"/>width=w;</text:span></text:p>
      <text:p text:style-name="P2"><text:span text:style-name="T6"><text:s text:c="8"/>height=h;</text:span></text:p>
      <text:p text:style-name="P2"><text:span text:style-name="T6"><text:s text:c="8"/>depth=d;</text:span></text:p>
      <text:p text:style-name="P2"><text:span text:style-name="T6"><text:s text:c="4"/>}</text:span></text:p>
      <text:p text:style-name="P2"><text:span text:style-name="T6"><text:s text:c="4"/>public Box(double w,double h)</text:span></text:p>
      <text:p text:style-name="P2"><text:span text:style-name="T6"><text:s text:c="4"/>{</text:span></text:p>
      <text:p text:style-name="P2"><text:span text:style-name="T6"><text:s text:c="8"/>width=w;</text:span></text:p>
      <text:p text:style-name="P2"><text:span text:style-name="T6"><text:s text:c="8"/>height=h;</text:span></text:p>
      <text:p text:style-name="P2"><text:span text:style-name="T6"><text:s text:c="8"/></text:span></text:p>
      <text:p text:style-name="P2"><text:span text:style-name="T6"><text:s text:c="4"/>}</text:span></text:p>
      <text:p text:style-name="P2"><text:span text:style-name="T6"><text:s text:c="4"/>public Box()</text:span></text:p>
      <text:p text:style-name="P2"><text:span text:style-name="T6"><text:s text:c="4"/>{</text:span></text:p>
      <text:p text:style-name="P2"><text:span text:style-name="T6"><text:s text:c="8"/>width=height=depth=0;</text:span></text:p>
      <text:p text:style-name="P2"><text:span text:style-name="T6"><text:s text:c="4"/>}</text:span></text:p>
      <text:p text:style-name="P2"><text:span text:style-name="T6"><text:s text:c="4"/></text:span></text:p>
      <text:p text:style-name="P2"><text:span text:style-name="T6"><text:s text:c="5"/>public Box(Box b)</text:span></text:p>
      <text:p text:style-name="P2"><text:span text:style-name="T6"><text:s text:c="4"/>{</text:span></text:p>
      <text:p text:style-name="P2"><text:span text:style-name="T6"><text:s text:c="9"/>width=b.width;</text:span></text:p>
      <text:p text:style-name="P2"><text:span text:style-name="T6"><text:s text:c="9"/>height=b.height;</text:span></text:p>
      <text:p text:style-name="P2"><text:span text:style-name="T6"><text:s text:c="9"/>depth=b.depth;</text:span></text:p>
      <text:p text:style-name="P2"><text:span text:style-name="T6"><text:s text:c="4"/>}</text:span></text:p>
      <text:p text:style-name="P2"><text:span text:style-name="T6"><text:s text:c="12"/></text:span></text:p>
      <text:p text:style-name="P2"><text:span text:style-name="T6"><text:s text:c="4"/>public double volume()</text:span></text:p>
      <text:p text:style-name="P2"><text:span text:style-name="T6"><text:s text:c="4"/>{</text:span></text:p>
      <text:p text:style-name="P2"><text:span text:style-name="T6"><text:s text:c="8"/>double v=width*height*depth;</text:span></text:p>
      <text:p text:style-name="P2"><text:span text:style-name="T6"><text:s text:c="8"/>return v;</text:span></text:p>
      <text:p text:style-name="P2"><text:span text:style-name="T6"><text:s text:c="4"/>}</text:span></text:p>
      <text:p text:style-name="P2"><text:span text:style-name="T6">}</text:span></text:p>
      <text:p text:style-name="P2"><text:span text:style-name="T6"/></text:p>
      <text:p text:style-name="P2"><text:span text:style-name="T7">OUTPUT</text:span></text:p>
      <text:p text:style-name="P3"><draw:frame text:anchor-type="as-char" svg:width="91.02mm" svg:height="35.72mm" style:rel-width="scale" style:rel-height="scale"><draw:object-ole xlink:href="OleObj1"/><draw:image xlink:href="ObjectReplacements/OleObj1"/></draw:frame><text:span text:style-name="T7"/></text:p>
      <text:p text:style-name="P4"><text:span text:style-name="T7"/></text:p>
      <text:p text:style-name="P4"><text:span text:style-name="T8">2...Write a java program to demonstrate Command Line Argument</text:span></text:p>
      <text:p text:style-name="P5"><text:span text:style-name="T9">PROGRAM</text:span></text:p>
      <text:p text:style-name="P6"><text:span text:style-name="T10">package cmmand.pkg2;</text:span></text:p>
      <text:p text:style-name="P6"><text:span text:style-name="T10">public class Cmmand2 {</text:span></text:p>
      <text:p text:style-name="P6"><text:span text:style-name="T10"><text:s text:c="4"/>public static void main(String[] args) {</text:span></text:p>
      <text:p text:style-name="P6"><text:span text:style-name="T10"><text:s text:c="8"/>if(args.length&gt;0)</text:span></text:p>
      <text:p text:style-name="P6"><text:span text:style-name="T10"><text:s text:c="8"/>{</text:span></text:p>
      <text:p text:style-name="P6"><text:span text:style-name="T10"><text:s text:c="12"/>System.out.println("Command line arguments are:");</text:span></text:p>
      <text:p text:style-name="P6"><text:span text:style-name="T10"><text:s text:c="12"/>for(String val:args)</text:span></text:p>
      <text:p text:style-name="P6"><text:span text:style-name="T10"><text:s text:c="16"/>System.out.println("val");</text:span></text:p>
      <text:p text:style-name="P6"><text:span text:style-name="T10"><text:s text:c="8"/>}</text:span></text:p>
      <text:p text:style-name="P6"><text:span text:style-name="T10"><text:s text:c="8"/>else</text:span></text:p>
      <text:p text:style-name="P6"><text:span text:style-name="T10"><text:s text:c="12"/>System.out.println("No arguments found");</text:span></text:p>
      <text:p text:style-name="P6"><text:span text:style-name="T10"><text:s text:c="4"/>}</text:span></text:p>
      <text:p text:style-name="P6"><text:span text:style-name="T10">}</text:span></text:p>
      <text:p text:style-name="P6"><text:span text:style-name="T11">OUTPUT</text:span></text:p>
      <text:p text:style-name="P6"><draw:frame text:anchor-type="as-char" svg:width="90.22mm" svg:height="29.90mm" style:rel-width="scale" style:rel-height="scale"><draw:object-ole xlink:href="OleObj2"/><draw:image xlink:href="ObjectReplacements/OleObj2"/></draw:frame><text:span text:style-name="T11"/></text:p>
      <text:p text:style-name="P6"><text:span text:style-name="T11"/></text:p>
      <text:p text:style-name="P6"><text:span text:style-name="T12">3...Write a java program to demonstrate String Functions</text:span></text:p>
      <text:p text:style-name="P7"><text:span text:style-name="T13">PROGRAM</text:span></text:p>
      <text:p text:style-name="P7"><text:span text:style-name="T14">public class JavaApplication56 {</text:span></text:p>
      <text:p text:style-name="P7"><text:span text:style-name="T14"><text:s text:c="4"/>public static void main(String[] args) {</text:span></text:p>
      <text:p text:style-name="P7"><text:span text:style-name="T14"><text:s text:c="8"/>String s1="japan";</text:span></text:p>
      <text:p text:style-name="P7"><text:span text:style-name="T14"><text:s text:c="8"/>String s2=new String(s1.substring(1));</text:span></text:p>
      <text:p text:style-name="P7"><text:span text:style-name="T14"><text:s text:c="8"/>System.out.println(s2);</text:span></text:p>
      <text:p text:style-name="P7"><text:span text:style-name="T14"><text:s text:c="8"/>String s3=new String(s1.concat(" New York"));</text:span></text:p>
      <text:p text:style-name="P7"><text:span text:style-name="T14"><text:s text:c="8"/>System.out.println(s3);</text:span></text:p>
      <text:p text:style-name="P7"><text:span text:style-name="T14"><text:s text:c="8"/>String s4=new String(s1.replace('j', 't'));</text:span></text:p>
      <text:p text:style-name="P7"><text:span text:style-name="T14"><text:s text:c="8"/>System.out.println(s4);</text:span></text:p>
      <text:p text:style-name="P7"><text:span text:style-name="T14"><text:s text:c="8"/>String s5=new String(s3.toUpperCase());</text:span></text:p>
      <text:p text:style-name="P7"><text:span text:style-name="T14"><text:s text:c="8"/>System.out.println(s5);</text:span></text:p>
      <text:p text:style-name="P7"><text:span text:style-name="T14"><text:s text:c="8"/>StringBuffer s6=new StringBuffer("shivani");</text:span></text:p>
      <text:p text:style-name="P7"><text:span text:style-name="T14"><text:s text:c="8"/>char sh=s6.charAt(0);</text:span></text:p>
      <text:p text:style-name="P7"><text:span text:style-name="T14"><text:s text:c="8"/>System.out.println(sh);</text:span></text:p>
      <text:p text:style-name="P7"><text:span text:style-name="T14"><text:s text:c="16"/>}<text:s text:c="4"/></text:span></text:p>
      <text:p text:style-name="P7"><text:span text:style-name="T14">}</text:span></text:p>
      <text:p text:style-name="P7"><text:span text:style-name="T15">OUTPUT</text:span></text:p>
      <text:p text:style-name="P8"><draw:frame text:anchor-type="as-char" svg:width="88.37mm" svg:height="38.36mm" style:rel-width="scale" style:rel-height="scale"><draw:object-ole xlink:href="OleObj3"/><draw:image xlink:href="ObjectReplacements/OleObj3"/></draw:frame><text:span text:style-name="T15"/></text:p>
      <text:p text:style-name="P8"><text:span text:style-name="T15"/></text:p>
      <text:p text:style-name="P8"><text:span text:style-name="T16">4...Write a java program to demonstrate Array and Vectors operations</text:span><text:span text:style-name="T17"/></text:p>
      <text:p text:style-name="P8"><text:span text:style-name="T17">PROGRAM</text:span><text:span text:style-name="T18"/></text:p>
      <text:p text:style-name="P9"><text:span text:style-name="T18">package vectordemo;</text:span></text:p>
      <text:p text:style-name="P9"><text:span text:style-name="T18">import java.util.*;</text:span></text:p>
      <text:p text:style-name="P9"><text:span text:style-name="T18">public class VectorDemo {</text:span><text:span text:style-name="T19"/></text:p>
      <text:p text:style-name="P9"><text:span text:style-name="T20"><text:s text:c="4"/>public static void main(String[] args) {</text:span></text:p>
      <text:p text:style-name="P9"><text:span text:style-name="T20"><text:s text:c="8"/>Vector v=new Vector(2,3);</text:span></text:p>
      <text:p text:style-name="P9"><text:span text:style-name="T20"><text:s text:c="8"/>System.out.println("size: "+v.size());</text:span></text:p>
      <text:p text:style-name="P9"><text:span text:style-name="T20"><text:s text:c="8"/>System.out.println("capacity: "+v.capacity());</text:span></text:p>
      <text:p text:style-name="P9"><text:span text:style-name="T20"><text:s text:c="8"/>v.addElement(11);</text:span></text:p>
      <text:p text:style-name="P9"><text:span text:style-name="T20"><text:s text:c="8"/>System.out.println("size 1: "+v.size());</text:span></text:p>
      <text:p text:style-name="P9"><text:span text:style-name="T20"><text:s text:c="8"/>System.out.println("capacity 1: "+v.capacity());</text:span></text:p>
      <text:p text:style-name="P9"><text:span text:style-name="T20"><text:s text:c="8"/>v.addElement(2.2);</text:span></text:p>
      <text:p text:style-name="P9"><text:span text:style-name="T20"><text:s text:c="8"/>System.out.println("size 2: "+v.size());</text:span></text:p>
      <text:p text:style-name="P9"><text:span text:style-name="T20"><text:s text:c="8"/>System.out.println("capacity 2: "+v.capacity());</text:span></text:p>
      <text:p text:style-name="P9"><text:span text:style-name="T20"><text:s text:c="8"/>v.addElement(3.2);</text:span></text:p>
      <text:p text:style-name="P9"><text:span text:style-name="T20"><text:s text:c="8"/>System.out.println("size 3: "+v.size());</text:span></text:p>
      <text:p text:style-name="P9"><text:span text:style-name="T20"><text:s text:c="8"/>System.out.println("capacity 3: "+v.capacity());</text:span></text:p>
      <text:p text:style-name="P9"><text:span text:style-name="T20"><text:s text:c="8"/>if(v.contains(4.2);</text:span></text:p>
      <text:p text:style-name="P9"><text:span text:style-name="T20"><text:s text:c="12"/>System.out.println("Vector contains 2.2");</text:span></text:p>
      <text:p text:style-name="P9"><text:span text:style-name="T20"><text:s text:c="8"/>else</text:span></text:p>
      <text:p text:style-name="P9"><text:span text:style-name="T20"><text:s text:c="12"/>System.out.println("Vector doe not contain 2.2");</text:span></text:p>
      <text:p text:style-name="P9"><text:span text:style-name="T20"><text:s text:c="8"/>v.setElementAt(4, 0);</text:span></text:p>
      <text:p text:style-name="P9"><text:span text:style-name="T20"><text:s text:c="8"/>v.insertElementAt(2.2, 0);</text:span></text:p>
      <text:p text:style-name="P9"><text:span text:style-name="T20"><text:s text:c="8"/>v.removeElementAt(1);</text:span></text:p>
      <text:p text:style-name="P9"><text:span text:style-name="T20"><text:s text:c="9"/>System.out.println("Vector elements are: ");</text:span></text:p>
      <text:p text:style-name="P9"><text:span text:style-name="T20"><text:s text:c="9"/>for(int i=0;i&lt;v.size();i++)</text:span></text:p>
      <text:p text:style-name="P9"><text:span text:style-name="T20"><text:s text:c="12"/>System.out.println(v.elementAt(i));<text:s text:c="3"/></text:span></text:p>
      <text:p text:style-name="P9"><text:span text:style-name="T20"><text:tab/>}</text:span></text:p>
      <text:p text:style-name="P9"><text:span text:style-name="T20">}</text:span></text:p>
      <text:p text:style-name="P9"><text:span text:style-name="T21">OUTPUT</text:span></text:p>
      <text:p text:style-name="P9"><draw:frame text:anchor-type="as-char" svg:width="87.05mm" svg:height="62.97mm" style:rel-width="scale" style:rel-height="scale"><draw:object-ole xlink:href="OleObj4"/><draw:image xlink:href="ObjectReplacements/OleObj4"/></draw:frame><text:span text:style-name="T21"/></text:p>
      <text:p text:style-name="P9"><text:span text:style-name="T21"/></text:p>
      <text:p text:style-name="P9"><text:span text:style-name="T21">5</text:span><text:span text:style-name="T22">...Write a java programs to test whether the given element is present in the vector Array. </text:span></text:p>
      <text:p text:style-name="P9"><text:span text:style-name="T23">PROGRAM</text:span></text:p>
      <text:p text:style-name="P9"><text:span text:style-name="T24">package unit2_5;</text:span></text:p>
      <text:p text:style-name="P9"><text:span text:style-name="T24">import java.util.Vector;</text:span></text:p>
      <text:p text:style-name="P9"><text:span text:style-name="T24">public class Unit2_5 {</text:span></text:p>
      <text:p text:style-name="P9"><text:span text:style-name="T24"><text:s text:c="4"/>public static void main(String[] args) {</text:span></text:p>
      <text:p text:style-name="P9"><text:span text:style-name="T24"><text:s text:c="8"/>Vector v=new Vector();</text:span></text:p>
      <text:p text:style-name="P9"><text:span text:style-name="T24"><text:s text:c="8"/></text:span></text:p>
      <text:p text:style-name="P9"><text:span text:style-name="T24"><text:s text:c="8"/>v.add("1");</text:span></text:p>
      <text:p text:style-name="P9"><text:span text:style-name="T24"><text:s text:c="8"/>v.add("2");</text:span></text:p>
      <text:p text:style-name="P9"><text:span text:style-name="T24"><text:s text:c="8"/>v.add("3");</text:span></text:p>
      <text:p text:style-name="P9"><text:span text:style-name="T24"><text:s text:c="8"/>v.add("4");</text:span></text:p>
      <text:p text:style-name="P9"><text:span text:style-name="T24"><text:s text:c="8"/>v.add("5");</text:span></text:p>
      <text:p text:style-name="P9"><text:span text:style-name="T24"><text:s text:c="8"/></text:span></text:p>
      <text:p text:style-name="P9"><text:span text:style-name="T24"><text:s text:c="8"/>boolean blnFound =v.contains("3");</text:span></text:p>
      <text:p text:style-name="P9"><text:span text:style-name="T24"><text:s text:c="8"/>System.out.println("Does vector contain 3?<text:s text:c="2"/>"+blnFound);</text:span></text:p>
      <text:p text:style-name="P9"><text:span text:style-name="T24"><text:s text:c="8"/></text:span></text:p>
      <text:p text:style-name="P9"><text:span text:style-name="T24"><text:s text:c="8"/>int index=v.indexOf("5");</text:span></text:p>
      <text:p text:style-name="P9"><text:span text:style-name="T24"><text:s text:c="8"/>if(index==-1)</text:span></text:p>
      <text:p text:style-name="P9"><text:span text:style-name="T24"><text:s text:c="12"/>System.out.println("not found");</text:span></text:p>
      <text:p text:style-name="P9"><text:span text:style-name="T24"><text:s text:c="8"/>else</text:span></text:p>
      <text:p text:style-name="P9"><text:span text:style-name="T24"><text:s text:c="12"/>System.out.println("index found at<text:s text:c="2"/>"+index);</text:span></text:p>
      <text:p text:style-name="P9"><text:span text:style-name="T24"><text:s text:c="8"/></text:span></text:p>
      <text:p text:style-name="P9"><text:span text:style-name="T24"><text:s text:c="8"/>int lastindex=v.lastIndexOf("2");</text:span></text:p>
      <text:p text:style-name="P9"><text:span text:style-name="T24"><text:s text:c="8"/>if(lastindex==-1)</text:span></text:p>
      <text:p text:style-name="P9"><text:span text:style-name="T24"><text:s text:c="12"/>System.out.println("not found");</text:span></text:p>
      <text:p text:style-name="P9"><text:span text:style-name="T24"><text:s text:c="8"/>else</text:span></text:p>
      <text:p text:style-name="P9"><text:span text:style-name="T24"><text:s text:c="12"/>System.out.println("found at<text:s text:c="2"/>"+lastindex);</text:span></text:p>
      <text:p text:style-name="P9"><text:span text:style-name="T24"><text:s text:c="4"/>}</text:span></text:p>
      <text:p text:style-name="P9"><text:span text:style-name="T24">}</text:span><text:span text:style-name="T25"/></text:p>
      <text:p text:style-name="P9"><text:span text:style-name="T25">OUTPUT</text:span></text:p>
      <text:p text:style-name="P9"><draw:frame text:anchor-type="as-char" svg:width="95.25mm" svg:height="29.63mm" style:rel-width="scale" style:rel-height="scale"><draw:object-ole xlink:href="OleObj5"/><draw:image xlink:href="ObjectReplacements/OleObj5"/></draw:frame><text:span text:style-name="T25"/></text:p>
      <text:p text:style-name="P9"><text:span text:style-name="T25"/></text:p>
      <text:p text:style-name="P9"><text:span text:style-name="T26">6...Write a java programs to find frequency of a element in the given Vector array.</text:span></text:p>
      <text:p text:style-name="P9"><text:span text:style-name="T27">PROGRAM</text:span></text:p>
      <text:p text:style-name="P9"><text:span text:style-name="T28">package unit2_6;</text:span></text:p>
      <text:p text:style-name="P9"><text:span text:style-name="T28">import java.util.Scanner;</text:span></text:p>
      <text:p text:style-name="P9"><text:span text:style-name="T28">public class Unit2_6 {</text:span></text:p>
      <text:p text:style-name="P9"><text:span text:style-name="T28"><text:s text:c="4"/>public static void main(String[] args) {</text:span></text:p>
      <text:p text:style-name="P9"><text:span text:style-name="T28"><text:s text:c="8"/>int i,j,count=0,len,t;</text:span></text:p>
      <text:p text:style-name="P9"><text:span text:style-name="T28"><text:s text:c="4"/>Scanner sc=new Scanner(System.in);</text:span></text:p>
      <text:p text:style-name="P9"><text:span text:style-name="T28"><text:s text:c="4"/>System.out.println("Enter number of elements to insert in an array: ");</text:span></text:p>
      <text:p text:style-name="P9"><text:span text:style-name="T28"><text:s text:c="4"/>len=sc.nextInt();</text:span></text:p>
      <text:p text:style-name="P9"><text:span text:style-name="T28"><text:s text:c="4"/>int[] a=new int[len];</text:span></text:p>
      <text:p text:style-name="P9"><text:span text:style-name="T28"><text:s text:c="8"/>System.out.println("the elements are");</text:span></text:p>
      <text:p text:style-name="P9"><text:span text:style-name="T28"><text:s text:c="8"/>for(i=0;i&lt;len;i++)</text:span></text:p>
      <text:p text:style-name="P9"><text:span text:style-name="T28"><text:s text:c="8"/>{</text:span></text:p>
      <text:p text:style-name="P9"><text:span text:style-name="T28"><text:s text:c="12"/>t=sc.nextInt();</text:span></text:p>
      <text:p text:style-name="P9"><text:span text:style-name="T28"><text:s text:c="12"/>a[i]=t;</text:span></text:p>
      <text:p text:style-name="P9"><text:span text:style-name="T28"><text:s text:c="8"/>}</text:span></text:p>
      <text:p text:style-name="P9"><text:span text:style-name="T28"><text:s text:c="8"/>System.out.println("\n");</text:span></text:p>
      <text:p text:style-name="P9"><text:span text:style-name="T28"><text:s text:c="8"/>for(i=0;i&lt;len;i++)</text:span></text:p>
      <text:p text:style-name="P9"><text:span text:style-name="T28"><text:s text:c="8"/>{</text:span></text:p>
      <text:p text:style-name="P9"><text:span text:style-name="T28"><text:s text:c="12"/>for(j=i+1;j&lt;=len-1;j++)</text:span></text:p>
      <text:p text:style-name="P9"><text:span text:style-name="T28"><text:s text:c="12"/>{</text:span></text:p>
      <text:p text:style-name="P9"><text:span text:style-name="T28"><text:s text:c="16"/>if(a[i]==a[j]&amp;&amp;a[i]!='\0')</text:span></text:p>
      <text:p text:style-name="P9"><text:span text:style-name="T28"><text:s text:c="16"/>{</text:span></text:p>
      <text:p text:style-name="P9"><text:span text:style-name="T28"><text:s text:c="20"/>count++;</text:span></text:p>
      <text:p text:style-name="P9"><text:span text:style-name="T28"><text:s text:c="20"/>a[j]='\0';</text:span></text:p>
      <text:p text:style-name="P9"><text:span text:style-name="T28"><text:s text:c="16"/>}</text:span></text:p>
      <text:p text:style-name="P9"><text:span text:style-name="T28"><text:s text:c="12"/>}</text:span></text:p>
      <text:p text:style-name="P9"><text:span text:style-name="T28"><text:s text:c="12"/>if(a[i]!='\0')</text:span></text:p>
      <text:p text:style-name="P9"><text:span text:style-name="T28"><text:s text:c="12"/>{</text:span></text:p>
      <text:p text:style-name="P9"><text:span text:style-name="T28"><text:s text:c="16"/>System.out.println(a[i] + " is repeated " + count + " times.\n");</text:span></text:p>
      <text:p text:style-name="P9"><text:span text:style-name="T28"><text:s text:c="12"/>}</text:span></text:p>
      <text:p text:style-name="P9"><text:span text:style-name="T28"><text:s text:c="8"/>}</text:span></text:p>
      <text:p text:style-name="P9"><text:span text:style-name="T28"><text:s text:c="4"/>}</text:span></text:p>
      <text:p text:style-name="P9"><text:span text:style-name="T28">}</text:span><text:span text:style-name="T29"/></text:p>
      <text:p text:style-name="P9"><text:span text:style-name="T29">OUTPUT</text:span></text:p>
      <text:p text:style-name="P9"><draw:frame text:anchor-type="as-char" svg:width="95.51mm" svg:height="30.43mm" style:rel-width="scale" style:rel-height="scale"><draw:object-ole xlink:href="OleObj6"/><draw:image xlink:href="ObjectReplacements/OleObj6"/></draw:frame><text:span text:style-name="T29"/></text:p>
      <text:p text:style-name="P9"><text:span text:style-name="T29"/></text:p>
      <text:p text:style-name="P9"><text:span text:style-name="T30">7...Write a java programs to add n strings in a vector array. Input new string and check whether it is present in the vector. If it is present delete it otherwise add it to the vector.</text:span><text:span text:style-name="T31"/></text:p>
      <text:p text:style-name="P9"><text:span text:style-name="T31">PROGRAM</text:span></text:p>
      <text:p text:style-name="P9"><text:span text:style-name="T32">package unit2_7;</text:span></text:p>
      <text:p text:style-name="P9"><text:span text:style-name="T32">import java.util.Enumeration;</text:span></text:p>
      <text:p text:style-name="P9"><text:span text:style-name="T32">import java.util.Scanner;</text:span></text:p>
      <text:p text:style-name="P9"><text:span text:style-name="T32">import java.util.Vector;</text:span></text:p>
      <text:p text:style-name="P9"><text:span text:style-name="T32">public class Unit2_7;</text:span></text:p>
      <text:p text:style-name="P9"><text:span text:style-name="T32"><text:s text:c="4"/>public static void main(String[] args) {</text:span></text:p>
      <text:p text:style-name="P9"><text:span text:style-name="T32"><text:s text:c="8"/>Vector v=new Vector(1,1);</text:span></text:p>
      <text:p text:style-name="P9"><text:span text:style-name="T32"><text:s text:c="8"/>v.addElement("Shivani");</text:span></text:p>
      <text:p text:style-name="P9"><text:span text:style-name="T32"><text:s text:c="8"/>v.addElement("Babish");</text:span></text:p>
      <text:p text:style-name="P9"><text:span text:style-name="T32"><text:s text:c="8"/>v.addElement("Andrew");</text:span></text:p>
      <text:p text:style-name="P9"><text:span text:style-name="T32"><text:s text:c="8"/>v.addElement("Scott");</text:span></text:p>
      <text:p text:style-name="P9"><text:span text:style-name="T32"><text:s text:c="8"/>v.addElement("Elliot");</text:span></text:p>
      <text:p text:style-name="P9"><text:span text:style-name="T32"><text:s text:c="8"/>v.addElement("Joana");</text:span></text:p>
      <text:p text:style-name="P9"><text:span text:style-name="T32"><text:s text:c="8"/>v.addElement("Mark");</text:span></text:p>
      <text:p text:style-name="P9"><text:span text:style-name="T32"><text:s text:c="6"/></text:span></text:p>
      <text:p text:style-name="P9"><text:span text:style-name="T32"><text:s text:c="8"/>int size =v.size();</text:span></text:p>
      <text:p text:style-name="P9"><text:span text:style-name="T32"><text:s text:c="8"/>for(int i=0;i&lt;size;i++)</text:span></text:p>
      <text:p text:style-name="P9"><text:span text:style-name="T32"><text:s text:c="8"/>{</text:span></text:p>
      <text:p text:style-name="P9"><text:span text:style-name="T32"><text:s text:c="12"/>System.out.println(v.elementAt(i));</text:span></text:p>
      <text:p text:style-name="P9"><text:span text:style-name="T32"><text:s text:c="8"/>}</text:span></text:p>
      <text:p text:style-name="P9"><text:span text:style-name="T32"><text:s text:c="8"/>System.out.println("Enter Element To be inserted in Vector :");</text:span></text:p>
      <text:p text:style-name="P9"><text:span text:style-name="T32"><text:s text:c="8"/>Scanner sc=new Scanner(System.in);</text:span></text:p>
      <text:p text:style-name="P9"><text:span text:style-name="T32"><text:s text:c="8"/>String s= sc.nextLine();</text:span></text:p>
      <text:p text:style-name="P9"><text:span text:style-name="T32"><text:s text:c="7"/></text:span></text:p>
      <text:p text:style-name="P9"><text:span text:style-name="T32"><text:s text:c="8"/>if(v.contains(s))</text:span></text:p>
      <text:p text:style-name="P9"><text:span text:style-name="T32"><text:s text:c="8"/>{</text:span></text:p>
      <text:p text:style-name="P9"><text:span text:style-name="T32"><text:s text:c="11"/>v.removeElementAt(v.indexOf(s));</text:span></text:p>
      <text:p text:style-name="P9"><text:span text:style-name="T32"><text:s text:c="11"/>System.out.println("Element Already Present");</text:span></text:p>
      <text:p text:style-name="P9"><text:span text:style-name="T32"><text:s text:c="8"/>}</text:span></text:p>
      <text:p text:style-name="P9"><text:span text:style-name="T32"><text:s text:c="8"/>else</text:span></text:p>
      <text:p text:style-name="P9"><text:span text:style-name="T32"><text:s text:c="12"/>v.addElement(s);</text:span></text:p>
      <text:p text:style-name="P9"><text:span text:style-name="T32"><text:s text:c="8"/></text:span></text:p>
      <text:p text:style-name="P9"><text:span text:style-name="T32"><text:s text:c="7"/>Enumeration e=v.elements();</text:span></text:p>
      <text:p text:style-name="P9"><text:span text:style-name="T32"><text:s text:c="8"/>System.out.println("The elements are as :");;</text:span></text:p>
      <text:p text:style-name="P9"><text:span text:style-name="T32"><text:tab/>while(e.hasMoreElements())</text:span></text:p>
      <text:p text:style-name="P9"><text:span text:style-name="T32"><text:tab/>{</text:span></text:p>
      <text:p text:style-name="P9"><text:span text:style-name="T32"><text:tab/>System.out.println(e.nextElement());</text:span></text:p>
      <text:p text:style-name="P9"><text:span text:style-name="T32"><text:tab/>}</text:span></text:p>
      <text:p text:style-name="P9"><text:span text:style-name="T32"><text:s text:c="4"/>}<text:s text:c="2"/></text:span></text:p>
      <text:p text:style-name="P9"><text:span text:style-name="T32">}</text:span></text:p>
      <text:p text:style-name="P9"><text:span text:style-name="T33">OUTPUT</text:span></text:p>
      <text:p text:style-name="P9"><draw:frame text:anchor-type="as-char" svg:width="100.54mm" svg:height="98.43mm" style:rel-width="scale" style:rel-height="scale"><draw:object-ole xlink:href="OleObj7"/><draw:image xlink:href="ObjectReplacements/OleObj7"/></draw:frame><text:span text:style-name="T33"/></text:p>
      <text:p text:style-name="P9"><text:span text:style-name="T33"/></text:p>
      <text:p text:style-name="P9"><text:span text:style-name="T34">7...Write menu driven program to implement recursive functions for following tasks.</text:span></text:p>
      <text:p text:style-name="P9"><text:span text:style-name="T34">To find GCD and LCM\</text:span></text:p>
      <text:p text:style-name="P9"><text:span text:style-name="T34">To find XY</text:span></text:p>
      <text:p text:style-name="P9"><text:span text:style-name="T34">To print n Fibonacci numbers</text:span></text:p>
      <text:p text:style-name="P9"><text:span text:style-name="T34">To find reverse of number</text:span></text:p>
      <text:p text:style-name="P9"><text:span text:style-name="T34">To 1+2+3+4+……..+(n-1)+n</text:span></text:p>
      <text:p text:style-name="P9"><text:span text:style-name="T34">Write the Menu driven program to perform Addition of two matrices of order m*n and p*q</text:span></text:p>
      <text:p text:style-name="P9"><text:span text:style-name="T34">Multiplication of two matrices of order m*n and p*q</text:span></text:p>
      <text:p text:style-name="P9"><text:span text:style-name="T34">Transpose of matrix of order m*n</text:span></text:p>
      <text:p text:style-name="P9"><text:span text:style-name="T34">addition of diagonal and non-diagonal elements</text:span></text:p>
      <text:p text:style-name="P9"><text:span text:style-name="T35">PROGRAM 8.1</text:span></text:p>
      <text:p text:style-name="P9"><text:span text:style-name="T36">package unit2_08;</text:span></text:p>
      <text:p text:style-name="P9"><text:span text:style-name="T36"/></text:p>
      <text:p text:style-name="P9"><text:span text:style-name="T36">import java.util.Scaner;</text:span></text:p>
      <text:p text:style-name="P9"><text:span text:style-name="T36">public class Unit2_08 {</text:span></text:p>
      <text:p text:style-name="P9"><text:span text:style-name="T36"><text:s text:c="3"/>static int a,b,max,min,lcm=1;</text:span></text:p>
      <text:p text:style-name="P9"><text:span text:style-name="T36"><text:s text:c="4"/>public static void main(String args[])</text:span></text:p>
      <text:p text:style-name="P9"><text:span text:style-name="T36"><text:s text:c="4"/>{</text:span></text:p>
      <text:p text:style-name="P9"><text:span text:style-name="T36"><text:s text:c="8"/>int choice;</text:span></text:p>
      <text:p text:style-name="P9"><text:span text:style-name="T36"><text:s text:c="8"/>Scanner sc=new Scanner(System.in);</text:span></text:p>
      <text:p text:style-name="P9"><text:span text:style-name="T36"><text:s text:c="8"/>do</text:span></text:p>
      <text:p text:style-name="P9"><text:span text:style-name="T36"><text:s text:c="8"/>{</text:span></text:p>
      <text:p text:style-name="P9"><text:span text:style-name="T36"><text:s text:c="12"/>System.out.println("****************MENU****************");</text:span></text:p>
      <text:p text:style-name="P9"><text:span text:style-name="T36"><text:s text:c="12"/>System.out.println("1..Find LCM of 2 numbers");</text:span></text:p>
      <text:p text:style-name="P9"><text:span text:style-name="T36"><text:s text:c="12"/>System.out.println("2..Find GCD of 2 numbers");</text:span></text:p>
      <text:p text:style-name="P9"><text:span text:style-name="T36"><text:s text:c="12"/>System.out.println("3..Fibonacci Series");</text:span></text:p>
      <text:p text:style-name="P9"><text:span text:style-name="T36"><text:s text:c="12"/>System.out.println("4..Reverse of number");</text:span></text:p>
      <text:p text:style-name="P9"><text:span text:style-name="T36"><text:s text:c="12"/>System.out.println("**Enter your Choice(-1 to exit)**");</text:span></text:p>
      <text:p text:style-name="P9"><text:span text:style-name="T36"><text:s text:c="13"/>choice=sc.nextInt();</text:span></text:p>
      <text:p text:style-name="P9"><text:span text:style-name="T36"><text:s text:c="12"/>switch(choice)</text:span></text:p>
      <text:p text:style-name="P9"><text:span text:style-name="T36"><text:s text:c="12"/>{</text:span></text:p>
      <text:p text:style-name="P9"><text:span text:style-name="T36"><text:s text:c="16"/>case 1:</text:span></text:p>
      <text:p text:style-name="P9"><text:span text:style-name="T36"><text:s text:c="20"/>System.out.println("Enter 1st number");</text:span></text:p>
      <text:p text:style-name="P9"><text:span text:style-name="T36"><text:s text:c="20"/>a=sc.nextInt();</text:span></text:p>
      <text:p text:style-name="P9"><text:span text:style-name="T36"><text:s text:c="20"/>System.out.println("Enter 2nd number");</text:span></text:p>
      <text:p text:style-name="P9"><text:span text:style-name="T36"><text:s text:c="20"/>b=sc.nextInt();</text:span></text:p>
      <text:p text:style-name="P9"><text:span text:style-name="T36"><text:s text:c="20"/>if(a&gt;b) </text:span></text:p>
      <text:p text:style-name="P9"><text:span text:style-name="T36"><text:s text:c="20"/>{</text:span></text:p>
      <text:p text:style-name="P9"><text:span text:style-name="T36"><text:s text:c="24"/>max=a;</text:span></text:p>
      <text:p text:style-name="P9"><text:span text:style-name="T36"><text:s text:c="24"/>min=b;</text:span></text:p>
      <text:p text:style-name="P9"><text:span text:style-name="T36"><text:s text:c="20"/>}</text:span></text:p>
      <text:p text:style-name="P9"><text:span text:style-name="T36"><text:s text:c="20"/>else</text:span></text:p>
      <text:p text:style-name="P9"><text:span text:style-name="T36"><text:s text:c="20"/>{</text:span></text:p>
      <text:p text:style-name="P9"><text:span text:style-name="T36"><text:s text:c="24"/>max=b;</text:span></text:p>
      <text:p text:style-name="P9"><text:span text:style-name="T36"><text:s text:c="24"/>min=a;</text:span></text:p>
      <text:p text:style-name="P9"><text:span text:style-name="T36"><text:s text:c="20"/>}</text:span></text:p>
      <text:p text:style-name="P9"><text:span text:style-name="T36"><text:s text:c="20"/>lcm();</text:span></text:p>
      <text:p text:style-name="P9"><text:span text:style-name="T36"><text:s text:c="20"/>break;</text:span></text:p>
      <text:p text:style-name="P9"><text:span text:style-name="T36"><text:s text:c="16"/>case 2:</text:span></text:p>
      <text:p text:style-name="P9"><text:span text:style-name="T36"><text:s text:c="20"/>System.out.println("Enter 1st number");</text:span></text:p>
      <text:p text:style-name="P9"><text:span text:style-name="T36"><text:s text:c="20"/>a=sc.nextInt();</text:span></text:p>
      <text:p text:style-name="P9"><text:span text:style-name="T36"><text:s text:c="20"/>System.out.println("Enter 2nd number");</text:span></text:p>
      <text:p text:style-name="P9"><text:span text:style-name="T36"><text:s text:c="20"/>b=sc.nextInt();<text:s text:c="20"/></text:span></text:p>
      <text:p text:style-name="P9"><text:span text:style-name="T36"><text:s text:c="20"/>gcd();</text:span></text:p>
      <text:p text:style-name="P9"><text:span text:style-name="T36"><text:s text:c="20"/>System.out.println(gcd);</text:span></text:p>
      <text:p text:style-name="P9"><text:span text:style-name="T36"><text:s text:c="20"/>System.out.println("Enter the no that has to be reversed");</text:span></text:p>
      <text:p text:style-name="P9"><text:span text:style-name="T36"><text:s text:c="12"/>break;</text:span></text:p>
      <text:p text:style-name="P9"><text:span text:style-name="T36"><text:s text:c="16"/>case 3:</text:span></text:p>
      <text:p text:style-name="P9"><text:span text:style-name="T36"><text:s text:c="20"/>System.out.println("Enter the no till which fibonacci Series has to be generated");</text:span></text:p>
      <text:p text:style-name="P9"><text:span text:style-name="T36"><text:s text:c="20"/>a=sc.nextInt();</text:span></text:p>
      <text:p text:style-name="P9"><text:span text:style-name="T36"><text:s text:c="20"/>if(a==0)</text:span></text:p>
      <text:p text:style-name="P9"><text:span text:style-name="T36"><text:s text:c="20"/>{</text:span></text:p>
      <text:p text:style-name="P9"><text:span text:style-name="T36"><text:s text:c="24"/>break;</text:span></text:p>
      <text:p text:style-name="P9"><text:span text:style-name="T36"><text:s text:c="20"/>}</text:span></text:p>
      <text:p text:style-name="P9"><text:span text:style-name="T36"><text:s text:c="20"/>else</text:span></text:p>
      <text:p text:style-name="P9"><text:span text:style-name="T36"><text:s text:c="20"/>{</text:span></text:p>
      <text:p text:style-name="P9"><text:span text:style-name="T36"><text:s text:c="20"/>System.out.println(num1);</text:span></text:p>
      <text:p text:style-name="P9"><text:span text:style-name="T36"><text:s text:c="20"/>System.out.println(num2);</text:span></text:p>
      <text:p text:style-name="P9"><text:span text:style-name="T36"><text:s text:c="20"/>fibonacci();</text:span></text:p>
      <text:p text:style-name="P9"><text:span text:style-name="T36"><text:s text:c="20"/>}</text:span></text:p>
      <text:p text:style-name="P9"><text:span text:style-name="T36"><text:s text:c="20"/>break;</text:span></text:p>
      <text:p text:style-name="P9"><text:span text:style-name="T36"><text:s text:c="16"/>case 4:</text:span></text:p>
      <text:p text:style-name="P9"><text:span text:style-name="T36"><text:s text:c="20"/>System.out.println("Enther the number that has to be reversed");</text:span></text:p>
      <text:p text:style-name="P9"><text:span text:style-name="T36"><text:s text:c="20"/>a=sc.nextInt();</text:span></text:p>
      <text:p text:style-name="P9"><text:span text:style-name="T36"><text:s text:c="20"/>reverse();</text:span></text:p>
      <text:p text:style-name="P9"><text:span text:style-name="T36"><text:s text:c="20"/>System.out.println(revnum);</text:span></text:p>
      <text:p text:style-name="P9"><text:span text:style-name="T36"><text:s text:c="20"/>break;</text:span></text:p>
      <text:p text:style-name="P9"><text:span text:style-name="T36"><text:s text:c="16"/>case 5:</text:span></text:p>
      <text:p text:style-name="P9"><text:span text:style-name="T36"><text:s text:c="20"/>System.out.println("Enter no:");</text:span></text:p>
      <text:p text:style-name="P9"><text:span text:style-name="T36"><text:s text:c="20"/>a=sc.nextInt();</text:span></text:p>
      <text:p text:style-name="P9"><text:span text:style-name="T36"><text:s text:c="20"/>sum();</text:span></text:p>
      <text:p text:style-name="P9"><text:span text:style-name="T36"><text:s text:c="21"/>System.out.println(sum);<text:s text:c="15"/></text:span></text:p>
      <text:p text:style-name="P9"><text:span text:style-name="T36"><text:s text:c="12"/>}</text:span></text:p>
      <text:p text:style-name="P9"><text:span text:style-name="T36"><text:s text:c="8"/>}while(choice!=-1);</text:span></text:p>
      <text:p text:style-name="P9"><text:span text:style-name="T36"><text:s text:c="4"/>}</text:span></text:p>
      <text:p text:style-name="P9"><text:span text:style-name="T36"><text:s text:c="4"/>static int i=1,x,gcd=1,revnum=0,num1=0,sum,num2=1;</text:span></text:p>
      <text:p text:style-name="P9"><text:span text:style-name="T36"><text:s/>static void lcm()</text:span></text:p>
      <text:p text:style-name="P9"><text:span text:style-name="T36"><text:s/>{</text:span></text:p>
      <text:p text:style-name="P9"><text:span text:style-name="T36"><text:s text:c="5"/>if(i&lt;=min)</text:span></text:p>
      <text:p text:style-name="P9"><text:span text:style-name="T36"><text:s text:c="5"/>{</text:span></text:p>
      <text:p text:style-name="P9"><text:span text:style-name="T36"><text:s text:c="9"/>x=max*i;</text:span></text:p>
      <text:p text:style-name="P9"><text:span text:style-name="T36"><text:s text:c="9"/>if(x%min==0)</text:span></text:p>
      <text:p text:style-name="P9"><text:span text:style-name="T36"><text:s text:c="9"/>{</text:span></text:p>
      <text:p text:style-name="P9"><text:span text:style-name="T36"><text:s text:c="13"/>lcm=x;</text:span></text:p>
      <text:p text:style-name="P9"><text:span text:style-name="T36"><text:s text:c="13"/>System.out.println("L.C.M. = "+lcm);</text:span></text:p>
      <text:p text:style-name="P9"><text:span text:style-name="T36"><text:s text:c="9"/>}</text:span></text:p>
      <text:p text:style-name="P9"><text:span text:style-name="T36"><text:s text:c="9"/>else</text:span></text:p>
      <text:p text:style-name="P9"><text:span text:style-name="T36"><text:s text:c="9"/>{</text:span></text:p>
      <text:p text:style-name="P9"><text:span text:style-name="T36"><text:s text:c="13"/>i++;</text:span></text:p>
      <text:p text:style-name="P9"><text:span text:style-name="T36"><text:s text:c="13"/>lcm();</text:span></text:p>
      <text:p text:style-name="P9"><text:span text:style-name="T36"><text:s text:c="9"/>}</text:span></text:p>
      <text:p text:style-name="P9"><text:span text:style-name="T36"><text:s text:c="4"/>}</text:span></text:p>
      <text:p text:style-name="P9"><text:span text:style-name="T36"><text:s/>}</text:span></text:p>
      <text:p text:style-name="P9"><text:span text:style-name="T36"><text:s/>static void gcd()</text:span></text:p>
      <text:p text:style-name="P9"><text:span text:style-name="T36">{</text:span></text:p>
      <text:p text:style-name="P9"><text:span text:style-name="T36"><text:s text:c="3"/>if(i&lt;=a&amp;&amp;i&lt;=b)</text:span></text:p>
      <text:p text:style-name="P9"><text:span text:style-name="T36"><text:s text:c="4"/>{</text:span></text:p>
      <text:p text:style-name="P9"><text:span text:style-name="T36"><text:s text:c="8"/>if(a%i==0 &amp;&amp;b%i==0)</text:span></text:p>
      <text:p text:style-name="P9"><text:span text:style-name="T36"><text:s text:c="8"/>{</text:span></text:p>
      <text:p text:style-name="P9"><text:span text:style-name="T36"><text:s text:c="12"/>gcd=i;</text:span></text:p>
      <text:p text:style-name="P9"><text:span text:style-name="T36"><text:s text:c="8"/>}</text:span></text:p>
      <text:p text:style-name="P9"><text:span text:style-name="T36"><text:s text:c="8"/>i++;</text:span></text:p>
      <text:p text:style-name="P9"><text:span text:style-name="T36"><text:s text:c="8"/>gcd();</text:span></text:p>
      <text:p text:style-name="P9"><text:span text:style-name="T36"><text:s text:c="4"/>}</text:span></text:p>
      <text:p text:style-name="P9"><text:span text:style-name="T36">}</text:span></text:p>
      <text:p text:style-name="P9"><text:span text:style-name="T36"><text:s/>static void fibonacci()</text:span></text:p>
      <text:p text:style-name="P9"><text:span text:style-name="T36"><text:s/>{</text:span></text:p>
      <text:p text:style-name="P9"><text:span text:style-name="T36"><text:s text:c="5"/>if(num2&lt;=a-2)</text:span></text:p>
      <text:p text:style-name="P9"><text:span text:style-name="T36"><text:s text:c="5"/>{</text:span></text:p>
      <text:p text:style-name="P9"><text:span text:style-name="T36"><text:s text:c="9"/>sum=num1+num2;</text:span></text:p>
      <text:p text:style-name="P9"><text:span text:style-name="T36"><text:s text:c="9"/>num1=num2;</text:span></text:p>
      <text:p text:style-name="P9"><text:span text:style-name="T36"><text:s text:c="9"/>num2=sum;</text:span></text:p>
      <text:p text:style-name="P9"><text:span text:style-name="T36"><text:s text:c="9"/>System.out.println(sum);</text:span></text:p>
      <text:p text:style-name="P9"><text:span text:style-name="T36"><text:s text:c="9"/>fibonacci();</text:span></text:p>
      <text:p text:style-name="P9"><text:span text:style-name="T36"><text:s text:c="5"/>}</text:span></text:p>
      <text:p text:style-name="P9"><text:span text:style-name="T36">}</text:span></text:p>
      <text:p text:style-name="P9"><text:span text:style-name="T36"><text:s/>static void reverse()</text:span></text:p>
      <text:p text:style-name="P9"><text:span text:style-name="T36"><text:s/>{</text:span></text:p>
      <text:p text:style-name="P9"><text:span text:style-name="T36"><text:s text:c="5"/>if(a&gt;0)</text:span></text:p>
      <text:p text:style-name="P9"><text:span text:style-name="T36"><text:s text:c="5"/>{</text:span></text:p>
      <text:p text:style-name="P9"><text:span text:style-name="T36"><text:s text:c="9"/>x=a%10;</text:span></text:p>
      <text:p text:style-name="P9"><text:span text:style-name="T36"><text:s text:c="9"/>revnum=revnum*10+x;</text:span></text:p>
      <text:p text:style-name="P9"><text:span text:style-name="T36"><text:s text:c="9"/>a=a/10;</text:span></text:p>
      <text:p text:style-name="P9"><text:span text:style-name="T36"><text:s text:c="9"/>reverse();</text:span></text:p>
      <text:p text:style-name="P9"><text:span text:style-name="T36"><text:s text:c="5"/>}</text:span></text:p>
      <text:p text:style-name="P9"><text:span text:style-name="T36"><text:s/>}</text:span></text:p>
      <text:p text:style-name="P9"><text:span text:style-name="T36"><text:s/>static void sum()</text:span></text:p>
      <text:p text:style-name="P9"><text:span text:style-name="T36"><text:s/>{</text:span></text:p>
      <text:p text:style-name="P9"><text:span text:style-name="T36"><text:s text:c="5"/>if(i&lt;=a)</text:span></text:p>
      <text:p text:style-name="P9"><text:span text:style-name="T36"><text:s text:c="5"/>{</text:span></text:p>
      <text:p text:style-name="P9"><text:span text:style-name="T36"><text:s text:c="9"/>sum=sum+i;</text:span></text:p>
      <text:p text:style-name="P9"><text:span text:style-name="T36"><text:s text:c="9"/>i++;</text:span></text:p>
      <text:p text:style-name="P9"><text:span text:style-name="T36"><text:s text:c="9"/>sum();<text:s text:c="3"/></text:span></text:p>
      <text:p text:style-name="P9"><text:span text:style-name="T36"><text:s text:c="5"/>}<text:s text:c="3"/></text:span></text:p>
      <text:p text:style-name="P9"><text:span text:style-name="T36"><text:s/>}</text:span></text:p>
      <text:p text:style-name="P9"><text:span text:style-name="T36">}</text:span><text:span text:style-name="T37"/></text:p>
      <text:p text:style-name="P9"><text:span text:style-name="T37">OUTPUT</text:span></text:p>
      <text:p text:style-name="P9"><draw:frame text:anchor-type="as-char" svg:width="78.85mm" svg:height="76.46mm" style:rel-width="scale" style:rel-height="scale"><draw:object-ole xlink:href="OleObj8"/><draw:image xlink:href="ObjectReplacements/OleObj8"/></draw:frame><text:span text:style-name="T37"/></text:p>
      <text:p text:style-name="P9"><draw:frame text:anchor-type="as-char" svg:width="78.05mm" svg:height="98.43mm" style:rel-width="scale" style:rel-height="scale"><draw:object-ole xlink:href="OleObj9"/><draw:image xlink:href="ObjectReplacements/OleObj9"/></draw:frame><text:span text:style-name="T37"/></text:p>
      <text:p text:style-name="P9"><text:span text:style-name="T37"/></text:p>
      <text:p text:style-name="P9"><text:span text:style-name="T37">8.2..</text:span></text:p>
      <text:p text:style-name="P9"><text:span text:style-name="T38">package unit2_8.pkg2;</text:span></text:p>
      <text:p text:style-name="P9"><text:span text:style-name="T38">import java.util.Scanner;</text:span></text:p>
      <text:p text:style-name="P9"><text:span text:style-name="T38">public class Unit2_82 {</text:span></text:p>
      <text:p text:style-name="P9"><text:span text:style-name="T38"><text:s text:c="4"/>public static void main(String[] args) {</text:span></text:p>
      <text:p text:style-name="P9"><text:span text:style-name="T38"><text:s text:c="8"/>// TODO code application logic here</text:span></text:p>
      <text:p text:style-name="P9"><text:span text:style-name="T38"><text:s text:c="8"/>int row,column,row2,column2,sum2=0;</text:span></text:p>
      <text:p text:style-name="P9"><text:span text:style-name="T38"><text:s text:c="8"/>Scanner sc=new Scanner(System.in);</text:span></text:p>
      <text:p text:style-name="P9"><text:span text:style-name="T38"><text:s text:c="8"/>System.out.println("1.Addition of matrices");</text:span></text:p>
      <text:p text:style-name="P9"><text:span text:style-name="T38"><text:s text:c="8"/>System.out.println("2.Multiplication of Matrices");</text:span></text:p>
      <text:p text:style-name="P9"><text:span text:style-name="T38"><text:s text:c="8"/>System.out.println("3.Transpose of Matrices");</text:span></text:p>
      <text:p text:style-name="P9"><text:span text:style-name="T38"><text:s text:c="8"/>System.out.println("***Enter your Choice***");</text:span></text:p>
      <text:p text:style-name="P9"><text:span text:style-name="T38"><text:s text:c="8"/>int choice=sc.nextInt();</text:span></text:p>
      <text:p text:style-name="P9"><text:span text:style-name="T38"><text:s text:c="8"/>System.out.println("Enter no of rows and columns of first martrix");</text:span></text:p>
      <text:p text:style-name="P9"><text:span text:style-name="T38"><text:s text:c="16"/>row=sc.nextInt();</text:span></text:p>
      <text:p text:style-name="P9"><text:span text:style-name="T38"><text:s text:c="16"/>column=sc.nextInt();</text:span></text:p>
      <text:p text:style-name="P9"><text:span text:style-name="T38"><text:s text:c="16"/>int first[][]=new int[row][column];</text:span></text:p>
      <text:p text:style-name="P9"><text:span text:style-name="T38"><text:s text:c="16"/>System.out.println("Enter no of rows and columns of second ");</text:span></text:p>
      <text:p text:style-name="P9"><text:span text:style-name="T38"><text:s text:c="16"/>row2=sc.nextInt();</text:span></text:p>
      <text:p text:style-name="P9"><text:span text:style-name="T38"><text:s text:c="16"/>column2=sc.nextInt();</text:span></text:p>
      <text:p text:style-name="P9"><text:span text:style-name="T38"><text:s text:c="16"/>int second[][]=new int[row2][column2];<text:s text:c="2"/></text:span></text:p>
      <text:p text:style-name="P9"><text:span text:style-name="T38">/*no of row and colums will be same for both matrices as values will be inserted so no need of if condition*/</text:span></text:p>
      <text:p text:style-name="P9"><text:span text:style-name="T38"><text:s text:c="16"/>int sum[][]=new int[10][10];</text:span></text:p>
      <text:p text:style-name="P9"><text:span text:style-name="T38"><text:s text:c="16"/>System.out.println("Enter Elements of First Mstrix");</text:span></text:p>
      <text:p text:style-name="P9"><text:span text:style-name="T38"><text:s text:c="16"/>for(int i=0;i&lt;row;i++)</text:span></text:p>
      <text:p text:style-name="P9"><text:span text:style-name="T38"><text:s text:c="20"/>for(int j=0;j&lt;column;j++)</text:span></text:p>
      <text:p text:style-name="P9"><text:span text:style-name="T38"><text:s text:c="24"/>first[i][j]=sc.nextInt();</text:span></text:p>
      <text:p text:style-name="P9"><text:span text:style-name="T38"><text:s text:c="20"/></text:span></text:p>
      <text:p text:style-name="P9"><text:span text:style-name="T38"><text:s text:c="16"/>System.out.println("Enter Elements of Second Matrix");</text:span></text:p>
      <text:p text:style-name="P9"><text:span text:style-name="T38"><text:s text:c="17"/>for(int i=0;i&lt;row2;i++)</text:span></text:p>
      <text:p text:style-name="P9"><text:span text:style-name="T38"><text:s text:c="20"/>for(int j=0;j&lt;column2;j++)</text:span></text:p>
      <text:p text:style-name="P9"><text:span text:style-name="T38"><text:s text:c="24"/>second[i][j]=sc.nextInt();</text:span></text:p>
      <text:p text:style-name="P9"><text:span text:style-name="T38"><text:s text:c="8"/>switch(choice)</text:span></text:p>
      <text:p text:style-name="P9"><text:span text:style-name="T38"><text:s text:c="8"/>{</text:span></text:p>
      <text:p text:style-name="P9"><text:span text:style-name="T38"><text:s text:c="12"/></text:span></text:p>
      <text:p text:style-name="P9"><text:span text:style-name="T38"><text:s text:c="12"/>case 1:</text:span></text:p>
      <text:p text:style-name="P9"><text:span text:style-name="T38"><text:s text:c="18"/>if(row==row2&amp;&amp;column==column2)</text:span></text:p>
      <text:p text:style-name="P9"><text:span text:style-name="T38"><text:s text:c="18"/>{</text:span></text:p>
      <text:p text:style-name="P9"><text:span text:style-name="T38"><text:s text:c="17"/>//Addition is being performed and stored in matrix sum[][]<text:s text:c="3"/></text:span></text:p>
      <text:p text:style-name="P9"><text:span text:style-name="T38"><text:s text:c="17"/>for(int i=0;i&lt;row;i++)</text:span></text:p>
      <text:p text:style-name="P9"><text:span text:style-name="T38"><text:s text:c="20"/>for(int j=0;j&lt;column;j++)</text:span></text:p>
      <text:p text:style-name="P9"><text:span text:style-name="T38"><text:s text:c="24"/>sum[i][j]=first[i][j]+second[i][j];</text:span></text:p>
      <text:p text:style-name="P9"><text:span text:style-name="T38"><text:s text:c="20"/></text:span></text:p>
      <text:p text:style-name="P9"><text:span text:style-name="T38"><text:s text:c="16"/>//sum[][] matrix is being displayed</text:span></text:p>
      <text:p text:style-name="P9"><text:span text:style-name="T38"><text:s text:c="17"/>for (int i = 0; i &lt; row; i++) </text:span></text:p>
      <text:p text:style-name="P9"><text:span text:style-name="T38"><text:s text:c="17"/>{</text:span></text:p>
      <text:p text:style-name="P9"><text:span text:style-name="T38"><text:s text:c="20"/>for (int j = 0; j &lt; column; j++) </text:span></text:p>
      <text:p text:style-name="P9"><text:span text:style-name="T38"><text:s text:c="20"/>{</text:span></text:p>
      <text:p text:style-name="P9"><text:span text:style-name="T38"><text:s text:c="24"/>System.out.print(sum[i][j]+"<text:s text:c="8"/>");</text:span></text:p>
      <text:p text:style-name="P9"><text:span text:style-name="T38"><text:s text:c="20"/>}</text:span></text:p>
      <text:p text:style-name="P9"><text:span text:style-name="T38"><text:s text:c="16"/>System.out.println("");</text:span></text:p>
      <text:p text:style-name="P9"><text:span text:style-name="T38"><text:s text:c="16"/>}</text:span></text:p>
      <text:p text:style-name="P9"><text:span text:style-name="T38"><text:s text:c="18"/>}</text:span></text:p>
      <text:p text:style-name="P9"><text:span text:style-name="T38"><text:s text:c="18"/>else</text:span></text:p>
      <text:p text:style-name="P9"><text:span text:style-name="T38"><text:s text:c="18"/>{</text:span></text:p>
      <text:p text:style-name="P9"><text:span text:style-name="T38"><text:s text:c="22"/>System.out.println("Addition of variable dimension matrices not possible");</text:span></text:p>
      <text:p text:style-name="P9"><text:span text:style-name="T38"><text:s text:c="18"/>}</text:span></text:p>
      <text:p text:style-name="P9"><text:span text:style-name="T38"><text:s text:c="17"/>break;</text:span></text:p>
      <text:p text:style-name="P9"><text:span text:style-name="T38"><text:s text:c="12"/>case 2:</text:span></text:p>
      <text:p text:style-name="P9"><text:span text:style-name="T38"><text:s text:c="11"/></text:span></text:p>
      <text:p text:style-name="P9"><text:span text:style-name="T38"><text:s text:c="16"/>if(column==row2)</text:span></text:p>
      <text:p text:style-name="P9"><text:span text:style-name="T38">/*making sure number of columns of first matrix is equal to number of rows of second matrix*/</text:span></text:p>
      <text:p text:style-name="P9"><text:span text:style-name="T38"><text:s text:c="5"/>{</text:span></text:p>
      <text:p text:style-name="P9"><text:span text:style-name="T38"><text:s text:c="5"/>for (int<text:s text:c="2"/>c = 0 ; c &lt; row ; c++ )</text:span></text:p>
      <text:p text:style-name="P9"><text:span text:style-name="T38"><text:s text:c="4"/>{</text:span></text:p>
      <text:p text:style-name="P9"><text:span text:style-name="T38"><text:s text:c="6"/>for (int<text:s text:c="2"/>d = 0 ; d &lt; column2; d++ )</text:span></text:p>
      <text:p text:style-name="P9"><text:span text:style-name="T38"><text:s text:c="6"/>{</text:span></text:p>
      <text:p text:style-name="P9"><text:span text:style-name="T38"><text:s text:c="14"/></text:span></text:p>
      <text:p text:style-name="P9"><text:span text:style-name="T38"><text:s text:c="8"/>for (int<text:s text:c="2"/>k = 0 ; k &lt; row2 ; k++ )</text:span></text:p>
      <text:p text:style-name="P9"><text:span text:style-name="T38"><text:s text:c="8"/>{</text:span></text:p>
      <text:p text:style-name="P9"><text:span text:style-name="T38"><text:s text:c="10"/>sum2= sum2 + first[c][k]*second[k][d];</text:span></text:p>
      <text:p text:style-name="P9"><text:span text:style-name="T38"><text:s text:c="8"/>}</text:span></text:p>
      <text:p text:style-name="P9"><text:span text:style-name="T38"><text:s/></text:span></text:p>
      <text:p text:style-name="P9"><text:span text:style-name="T38"><text:s text:c="8"/>sum[c][d] = sum2;</text:span></text:p>
      <text:p text:style-name="P9"><text:span text:style-name="T38"><text:s text:c="8"/>sum2= 0;</text:span></text:p>
      <text:p text:style-name="P9"><text:span text:style-name="T38"><text:s text:c="6"/>}</text:span></text:p>
      <text:p text:style-name="P9"><text:span text:style-name="T38"><text:s text:c="4"/>}</text:span></text:p>
      <text:p text:style-name="P9"><text:span text:style-name="T38"><text:s text:c="5"/>System.out.println("Multiplacatin of matrix is:");</text:span></text:p>
      <text:p text:style-name="P9"><text:span text:style-name="T38"><text:s text:c="5"/>for (int i = 0; i &lt; row; i++) </text:span></text:p>
      <text:p text:style-name="P9"><text:span text:style-name="T38"><text:s text:c="17"/>{</text:span></text:p>
      <text:p text:style-name="P9"><text:span text:style-name="T38"><text:s text:c="20"/>for (int j = 0; j &lt; column; j++);</text:span></text:p>
      <text:p text:style-name="P9"><text:span text:style-name="T38"><text:s text:c="24"/>System.out.print(sum[i][j]+"<text:s text:c="8"/>");</text:span></text:p>
      <text:p text:style-name="P9"><text:span text:style-name="T38"><text:s text:c="20"/>System.out.println();<text:s text:c="7"/></text:span></text:p>
      <text:p text:style-name="P9"><text:span text:style-name="T38"><text:s text:c="16"/>}</text:span></text:p>
      <text:p text:style-name="P9"><text:span text:style-name="T38"><text:s text:c="8"/>}</text:span></text:p>
      <text:p text:style-name="P9"><text:span text:style-name="T38"><text:s text:c="16"/>else</text:span></text:p>
      <text:p text:style-name="P9"><text:span text:style-name="T38"><text:s text:c="16"/>{</text:span></text:p>
      <text:p text:style-name="P9"><text:span text:style-name="T38"><text:s text:c="20"/>System.out.println("No of column of first matrix should be equal to no of rows of 2ns matrix");</text:span></text:p>
      <text:p text:style-name="P9"><text:span text:style-name="T38"><text:s text:c="16"/>}</text:span></text:p>
      <text:p text:style-name="P9"><text:span text:style-name="T38"><text:s text:c="9"/>break;</text:span></text:p>
      <text:p text:style-name="P9"><text:span text:style-name="T38"><text:s text:c="12"/>case 3:</text:span></text:p>
      <text:p text:style-name="P9"><text:span text:style-name="T38"><text:s text:c="16"/>System.out.println("Transpose of 1st matrix is");</text:span></text:p>
      <text:p text:style-name="P9"><text:span text:style-name="T38"><text:s text:c="16"/>for (int i = 0; i &lt; row; i++) </text:span></text:p>
      <text:p text:style-name="P9"><text:span text:style-name="T38"><text:s text:c="17"/>{</text:span></text:p>
      <text:p text:style-name="P9"><text:span text:style-name="T38"><text:s text:c="20"/>for (int j = 0; j &lt; column; j++) </text:span></text:p>
      <text:p text:style-name="P9"><text:span text:style-name="T38"><text:s text:c="20"/>{</text:span></text:p>
      <text:p text:style-name="P9"><text:span text:style-name="T38"><text:s text:c="24"/>System.out.print(first[j][i]+"<text:s text:c="8"/>");</text:span></text:p>
      <text:p text:style-name="P9"><text:span text:style-name="T38"><text:s text:c="20"/>}</text:span></text:p>
      <text:p text:style-name="P9"><text:span text:style-name="T38"><text:s text:c="16"/>System.out.println("");</text:span></text:p>
      <text:p text:style-name="P9"><text:span text:style-name="T38"><text:s text:c="16"/>}</text:span></text:p>
      <text:p text:style-name="P9"><text:span text:style-name="T38"><text:s text:c="16"/>System.out.println("Transpose of 2nd matrix is ");</text:span></text:p>
      <text:p text:style-name="P9"><text:span text:style-name="T38"><text:s text:c="16"/>for (int i = 0; i &lt; row; i++) </text:span></text:p>
      <text:p text:style-name="P9"><text:span text:style-name="T38"><text:s text:c="17"/>{</text:span></text:p>
      <text:p text:style-name="P9"><text:span text:style-name="T38"><text:s text:c="20"/>for (int j = 0; j &lt; column; j++) </text:span></text:p>
      <text:p text:style-name="P9"><text:span text:style-name="T38"><text:s text:c="20"/>{</text:span></text:p>
      <text:p text:style-name="P9"><text:span text:style-name="T38"><text:s text:c="24"/>System.out.print(second[j][i]+"<text:s text:c="8"/>");</text:span></text:p>
      <text:p text:style-name="P9"><text:span text:style-name="T38"><text:s text:c="20"/>}</text:span></text:p>
      <text:p text:style-name="P9"><text:span text:style-name="T38"><text:s text:c="16"/>System.out.println("");</text:span></text:p>
      <text:p text:style-name="P9"><text:span text:style-name="T38"><text:s text:c="16"/>}</text:span></text:p>
      <text:p text:style-name="P9"><text:span text:style-name="T38"><text:s text:c="16"/>break;</text:span></text:p>
      <text:p text:style-name="P9"><text:span text:style-name="T38"><text:s text:c="8"/>}</text:span></text:p>
      <text:p text:style-name="P9"><text:span text:style-name="T38"><text:s text:c="4"/>}</text:span></text:p>
      <text:p text:style-name="P9"><text:span text:style-name="T39"/></text:p>
      <text:p text:style-name="P9"><draw:frame text:anchor-type="as-char" svg:width="102.66mm" svg:height="65.09mm" style:rel-width="scale" style:rel-height="scale"><draw:object-ole xlink:href="OleObj10"/><draw:image xlink:href="ObjectReplacements/OleObj10"/></draw:frame><text:span text:style-name="T39"/></text:p>
      <text:p text:style-name="P9"><draw:frame text:anchor-type="as-char" svg:width="77.79mm" svg:height="58.74mm" style:rel-width="scale" style:rel-height="scale"><draw:object-ole xlink:href="OleObj11"/><draw:image xlink:href="ObjectReplacements/OleObj11"/></draw:frame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9"><text:span text:style-name="T40"/></text:p>
      <text:p text:style-name="P10"><text:span text:style-name="T41"/></text:p>
      <text:p text:style-name="P11"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